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00000038A0000025E3AF029104D144114.png" manifest:media-type="image/png"/>
  <manifest:file-entry manifest:full-path="Pictures/2000075B00005DAE00003E9966D5CCCFEC4FE7F9.svm" manifest:media-type="image/x-svm"/>
  <manifest:file-entry manifest:full-path="Pictures/200006F30000680A000049AE815A1E02302167FF.svm" manifest:media-type="image/x-svm"/>
  <manifest:file-entry manifest:full-path="Pictures/10000200000003EF000002C960CE2E69B524C9B6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7098in" svg:height="4.75in" draw:z-index="0"><draw:image xlink:href="Pictures/200006F30000680A000049AE815A1E02302167FF.svm" xlink:type="simple" xlink:show="embed" xlink:actuate="onLoad" draw:mime-type="image/x-svm"/><draw:image xlink:href="Pictures/10000200000003EF000002C960CE2E69B524C9B6.png" xlink:type="simple" xlink:show="embed" xlink:actuate="onLoad" draw:mime-type="image/png"/></draw:frame></text:p>
      <text:p text:style-name="Standard"><draw:frame draw:style-name="fr1" draw:name="Image2" text:anchor-type="paragraph" svg:width="6.5098in" svg:height="4.35in" draw:z-index="1"><draw:image xlink:href="Pictures/2000075B00005DAE00003E9966D5CCCFEC4FE7F9.svm" xlink:type="simple" xlink:show="embed" xlink:actuate="onLoad" draw:mime-type="image/x-svm"/><draw:image xlink:href="Pictures/100002000000038A0000025E3AF029104D1441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Igor Zboran</meta:initial-creator>
    <meta:creation-date>2021-03-29T17:58:27.476670999</meta:creation-date>
    <dc:date>2021-03-29T18:01:15.525837915</dc:date>
    <dc:creator>Igor Zboran</dc:creator>
    <meta:editing-duration>PT2M4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1.1.2$Linux_X86_64 LibreOffice_project/dd797d330b34196606d0870aaa694e9504402ca1</meta:generator>
  </office:meta>
</office:document-meta>
</file>